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35c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d42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20e1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ebff9" officeooo:paragraph-rsid="000ebff9"/>
    </style:style>
    <style:style style:name="P5" style:family="paragraph" style:parent-style-name="Standard">
      <style:paragraph-properties fo:text-align="start" style:justify-single-word="false"/>
      <style:text-properties officeooo:rsid="000ebff9" officeooo:paragraph-rsid="000ebff9"/>
    </style:style>
    <style:style style:name="P6" style:family="paragraph" style:parent-style-name="Standard">
      <style:paragraph-properties fo:text-align="end" style:justify-single-word="false"/>
      <style:text-properties fo:font-weight="bold" officeooo:rsid="0011a3c0" officeooo:paragraph-rsid="0011a3c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a3c0" officeooo:paragraph-rsid="0011a3c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d239" officeooo:paragraph-rsid="001bd23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e13c" officeooo:paragraph-rsid="0020e13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ce4c" officeooo:paragraph-rsid="0020e13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ce4c" officeooo:paragraph-rsid="00285123" style:font-weight-asian="normal" style:font-weight-complex="normal"/>
    </style:style>
    <style:style style:name="T1" style:family="text">
      <style:text-properties fo:font-weight="normal" officeooo:rsid="00135cc6" style:font-weight-asian="normal" style:font-weight-complex="normal"/>
    </style:style>
    <style:style style:name="T2" style:family="text">
      <style:text-properties fo:font-weight="normal" officeooo:rsid="0014f21a" style:font-weight-asian="normal" style:font-weight-complex="normal"/>
    </style:style>
    <style:style style:name="T3" style:family="text">
      <style:text-properties fo:font-weight="normal" officeooo:rsid="0016d423" style:font-weight-asian="normal" style:font-weight-complex="normal"/>
    </style:style>
    <style:style style:name="T4" style:family="text">
      <style:text-properties fo:font-weight="normal" officeooo:rsid="0016ef5d" style:font-weight-asian="normal" style:font-weight-complex="normal"/>
    </style:style>
    <style:style style:name="T5" style:family="text">
      <style:text-properties fo:font-weight="normal" officeooo:rsid="0020e13c" style:font-weight-asian="normal" style:font-weight-complex="normal"/>
    </style:style>
    <style:style style:name="T6" style:family="text">
      <style:text-properties fo:font-weight="normal" officeooo:rsid="0022ce4c" style:font-weight-asian="normal" style:font-weight-complex="normal"/>
    </style:style>
    <style:style style:name="T7" style:family="text">
      <style:text-properties fo:font-weight="normal" officeooo:rsid="0023ad82" style:font-weight-asian="normal" style:font-weight-complex="normal"/>
    </style:style>
    <style:style style:name="T8" style:family="text">
      <style:text-properties fo:font-weight="normal" officeooo:rsid="00248a23" style:font-weight-asian="normal" style:font-weight-complex="normal"/>
    </style:style>
    <style:style style:name="T9" style:family="text">
      <style:text-properties officeooo:rsid="00285123"/>
    </style:style>
    <style:style style:name="T10" style:family="text">
      <style:text-properties officeooo:rsid="002b2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rtUp...</text:p>
      <text:p text:style-name="P4"/>
      <text:p text:style-name="P5"/>
      <text:p text:style-name="P6">Buscador de Servicios</text:p>
      <text:p text:style-name="P7"/>
      <text:p text:style-name="P7"/>
      <text:p text:style-name="P1"><text:span text:style-name="T1">1) </text:span><text:span text:style-name="T2">Servicios Online (persona física y moral).</text:span></text:p>
      <text:p text:style-name="P2"><text:span text:style-name="T3">2) </text:span><text:span text:style-name="T4">Busquedas clasificadas (por categorías).</text:span></text:p>
      <text:p text:style-name="P8">3) Indexar servicios (plus) en particular.</text:p>
      <text:p text:style-name="P8"/>
      <text:p text:style-name="P9">Cobro.</text:p>
      <text:p text:style-name="P9"><text:s text:c="2"/>* Tarifa (mensual-anual). </text:p>
      <text:p text:style-name="P3"><text:span text:style-name="T5">* </text:span><text:span text:style-name="T6">Tarifa extra (</text:span><text:span text:style-name="T7">plus</text:span><text:span text:style-name="T8">-prioridad</text:span><text:span text:style-name="T6">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9">WebPages: </text:span></text:p>
      <text:p text:style-name="P11"><text:span text:style-name="T9"><text:tab/></text:span><text:span text:style-name="T10">index</text:span></text:p>
      <text:p text:style-name="P11"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2:04:26</meta:creation-date>
    <dc:date>2013-11-06T16:10:59</dc:date>
    <meta:editing-duration>PT1H22M50S</meta:editing-duration>
    <meta:editing-cycles>28</meta:editing-cycles>
    <meta:generator>LibreOffice/4.0.2.2$Linux_x86 LibreOffice_project/400m0$Build-2</meta:generator>
    <dc:creator>Emanuel GP</dc:creator>
    <meta:document-statistic meta:table-count="0" meta:image-count="0" meta:object-count="0" meta:page-count="2" meta:paragraph-count="11" meta:word-count="32" meta:character-count="244" meta:non-whitespace-character-count="216"/>
  </office:meta>
</office:document-meta>
</file>